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leazar Isaac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 on [Hebrew]/</text:p>
      <text:p text:style-name="P3">There are laws which we must obey, and laws to which/ obedience becomes a natural impossibility. <text:s/>The Almighty/ who is our Maker, as well as our Legislator, knows/ how far we can fulfil[sic!] the commands of His Sovereign/ will. <text:s/>We are demanded not to set aside a/ national holiday by reason of a private bereavement,/ and in conformity with that precept I have asked a/ sorrow stricken family in Israel to defer the performance/ of certain observances, and to forego others. <text:s/>So likewise/ for the same cause, I am debarred from doing such/ obsequies as the present melancholy occasion would call/ for. <text:s/>But God who knows our frames cannot deem/ it an offense to the Mosaic injunction [Hebrew]/ “thou shalt surely rejoice,” <text:span text:style-name="T2">that</text:span><text:span text:style-name="T3"> if we should give expression/ to our feelings of sympathy, even </text:span><text:span text:style-name="T2">if</text:span><text:span text:style-name="T3"> when the time and season/ </text:span><text:span text:style-name="T2">be not</text:span><text:span text:style-name="T3"> is inopportune, according to ancestral usages. <text:s/>He/ who shaped our hearts will not force us to suppress instinctive/ emotions. <text:s/>Therefore though I shall keep silent/ on subjects upon which I might have otherwise en-/-larged, I will not withhold words of comfort </text:span><text:span text:style-name="T2">to</text:span><text:span text:style-name="T3"> from those/</text:span></text:p>
      <text:p text:style-name="P3"><text:span text:style-name="T3"/></text:p>
      <text:p text:style-name="P3"><text:span text:style-name="T3">[Page 2]</text:span></text:p>
      <text:p text:style-name="P3"><text:span text:style-name="T3">who stand most in need thereof./</text:span></text:p>
      <text:p text:style-name="P3"><text:span text:style-name="T3">The children who have experienced the loving-kindness of/ their father, not only from birth to childhood, and from this/ to mature age, but in every stage of their lives, whilst/ he lived; the children who experienced paternal indulgence/ under all circumstances; the children who found in Eleazar/ Isaacs [Hebrew] “a help in trouble ever present,”/ must be urged to lean for support on the Omnipotent Lord,/ and draw solace from the discharge of duty, especially in/ centering their filial reverence on her </text:span><text:soft-page-break/><text:span text:style-name="T3">who gave them birth./ <text:s/>The wife, whose loss is as wide as the sea,--to use a/ Scriptural expression--(for without doubting the sincerity of/ the grief of children, I verily believe that no sorrow can be/ so deep, </text:span><text:span text:style-name="T2">so agonising</text:span><text:span text:style-name="T3"> and so lasting as that of a being who/ must separate from a true friend after a long and tender/ companionship); the wife, I say, must receive consolation./ <text:s/>I am directed by my heavenly Master to tell her that her/ tears are seen and they will be accounted for righteousness,/ if they proceed from conjugal affection and not from </text:span><text:span text:style-name="T2">despair</text:span><text:span text:style-name="T3">/ hopelessness and despair, that her husband to whom she/ gave her undivided thoughts, her energies and anxious cares/ dwells in spirit with her, and will be found ever present,/</text:span></text:p>
      <text:p text:style-name="P3"><text:span text:style-name="T3"/></text:p>
      <text:p text:style-name="P3"><text:span text:style-name="T3">[Page 3]</text:span></text:p>
      <text:p text:style-name="P3"><text:span text:style-name="T3">whenever she shall carry out any of his good in-/-tentions which he may have communicated to her, re-/-garding his religion, his family and those among his/ brethren, who require assistance and consideration./ <text:s/>But another object, besides the immediate household of/ the departed, stands in want of comfort. <text:s/>I represent that/ object, and can testify to its sadness at the death of/ Eleazar Isaacs. <text:s/>It is the congregation of which/ he had been a member for a series of years, and in whose/ board of directors he had lately served. <text:s/>That Congregation/ laments, because it ranks are thinning off, and because/ events have so willed it, that the surviving married sons of our/ friend have quitted its midst, and are not likely to swell/ up its number with such among their progeny as will/ bear the name of our deceased fellow-believer. <text:s/>The/ more keenly is the void felt, because it is unhappily/ </text:span><text:span text:style-name="T2">frequent</text:span><text:span text:style-name="T3"> growing in intensity. <text:s/>But I am admonished by the Biblical/ ordinance not to indulge into a strain of melancholy/ expressions, and in gloomy anticipations. <text:s/>A/ comfort it will prove </text:span><text:span text:style-name="T2">also</text:span><text:span text:style-name="T3"> to my congregation also to/ hear that distance from their native city, and/ from their early associations and surroundings,/</text:span></text:p>
      <text:p text:style-name="P3"><text:span text:style-name="T3"/></text:p>
      <text:p text:style-name="P3"><text:span text:style-name="T3">[Page 4]</text:span></text:p>
      <text:p text:style-name="P6">have<text:span text:style-name="T3"> is not wiped </text:span>away<text:span text:style-name="T3"> from the memory of/ Eleazar Isaacs' descendants, the impressions received/ in the days of childhood; that they will endeavour/ so to control circumstances as never to break away/ from the Torah. <text:s/></text:span>but<text:span text:style-name="T3"> It will be a pleasure to learn that they will raise their young/ ones in the school of historical Judaism, to which/ the deceased claimed adherence, notwithstanding back-/-slidings, which the weakness of the flesh and/ human liability to sin led him, at times, to commit./ <text:s/>For those shortcomings we must implore forgiveness/ from a merciful God, while we know and feel/ that the virtues he practised in the various relations/ of life, will become his advocates before the throne of/ the King of Kings who is “great to save.” <text:s/>For/ He who supports the loving with kindness, and/ breathes a new existence into the departed. <text:s/>Such/ are hopes and our daily prayers. [Hebrew]/ “Blessed art Thou O Lord, who revivest the dead.”/ <text:s/>Be Thou thus O Eternal to our brother, Eleazar of the/ house of Lev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2:08:57.31</meta:creation-date>
    <meta:document-statistic meta:table-count="0" meta:image-count="0" meta:object-count="0" meta:page-count="3" meta:paragraph-count="70" meta:word-count="952" meta:character-count="5954"/>
    <dc:date>2012-10-23T12:30:30.43</dc:date>
    <meta:editing-duration>PT6M22S</meta:editing-duration>
    <meta:editing-cycles>1</meta:editing-cycles>
    <meta:generator>OpenOffice.org/3.4.1$Win32 OpenOffice.org_project/341m1$Build-9593</meta:generator>
  </office:meta>
</office:document-meta>
</file>